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.6866in" fo:margin-right="0.4366in" fo:text-align="center" style:justify-single-word="false" fo:text-indent="0in" style:auto-text-indent="false" fo:background-color="transparent"/>
      <style:text-properties fo:font-size="20pt" fo:font-weight="bold" officeooo:rsid="001bf043" officeooo:paragraph-rsid="001bf043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bf043" officeooo:paragraph-rsid="001bf043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d72dd" officeooo:paragraph-rsid="001d72dd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officeooo:paragraph-rsid="001bf043"/>
    </style:style>
    <style:style style:name="P6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fo:font-size="14pt" fo:font-style="normal" fo:font-weight="bold" officeooo:rsid="001d72dd" officeooo:paragraph-rsid="001d72d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2pt" fo:font-style="normal" fo:font-weight="bold" officeooo:rsid="001d72dd" officeooo:paragraph-rsid="001d72d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master-page-name="">
      <loext:graphic-properties draw:fill="none"/>
      <style:paragraph-properties fo:margin-left="0.6866in" fo:margin-right="0.5in" fo:text-align="start" style:justify-single-word="false" fo:text-indent="0in" style:auto-text-indent="false" style:page-number="auto" fo:background-color="transparent"/>
      <style:text-properties fo:font-size="14pt" fo:font-style="normal" fo:font-weight="bold" officeooo:rsid="001d72dd" officeooo:paragraph-rsid="001d72dd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master-page-name="First_20_Page">
      <loext:graphic-properties draw:fill="none"/>
      <style:paragraph-properties fo:margin-left="0.6866in" fo:margin-right="0.4366in" fo:text-indent="0in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normal" officeooo:rsid="001bf043" officeooo:paragraph-rsid="001bf043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.6866in" fo:margin-right="0.4366in" fo:text-align="start" style:justify-single-word="false" fo:text-indent="0in" style:auto-text-indent="false" fo:background-color="transparent"/>
      <style:text-properties fo:font-size="14pt" fo:font-weight="bold" officeooo:rsid="001bf043" officeooo:paragraph-rsid="001bf043" style:font-size-asian="12.25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6866in" fo:margin-right="0.4366in" fo:text-align="start" style:justify-single-word="false" fo:text-indent="0in" style:auto-text-indent="false" style:page-number="auto" fo:background-color="transparent"/>
      <style:text-properties fo:font-size="14pt" fo:font-style="italic" fo:font-weight="normal" officeooo:rsid="001d72dd" officeooo:paragraph-rsid="001d72dd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0.6866in" fo:margin-right="0.4366in" fo:text-align="start" style:justify-single-word="false" fo:text-indent="0in" style:auto-text-indent="false" style:page-number="auto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2pt" fo:font-style="normal" fo:font-weight="bold" officeooo:rsid="001d72dd" officeooo:paragraph-rsid="001d72d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1d72d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d72dd" officeooo:paragraph-rsid="0020686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2pt" fo:font-style="normal" fo:font-weight="normal" officeooo:rsid="001e1312" officeooo:paragraph-rsid="001e131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fo:font-style="normal" officeooo:paragraph-rsid="00206869" style:font-style-asian="normal" style:font-style-complex="normal"/>
    </style:style>
    <style:style style:name="P2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style="normal" fo:font-weight="bold" officeooo:rsid="00206869" officeooo:paragraph-rsid="00206869" style:font-style-asian="normal" style:font-weight-asian="bold" style:font-style-complex="normal" style:font-weight-complex="bold"/>
    </style:style>
    <style:style style:name="P2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style="normal" fo:font-weight="bold" officeooo:rsid="00206869" officeooo:paragraph-rsid="00206869" style:font-style-asian="normal" style:font-weight-asian="bold" style:font-style-complex="normal" style:font-weight-complex="bold"/>
    </style:style>
    <style:style style:name="P22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style="normal" fo:font-weight="bold" officeooo:rsid="00208405" officeooo:paragraph-rsid="00208405" style:font-style-asian="normal" style:font-weight-asian="bold" style:font-style-complex="normal" style:font-weight-complex="bold"/>
    </style:style>
    <style:style style:name="P2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weight="bold" officeooo:rsid="0021eba4" officeooo:paragraph-rsid="0021eba4" style:font-weight-asian="bold" style:font-weight-complex="bold"/>
    </style:style>
    <style:style style:name="P24" style:family="paragraph" style:parent-style-name="Standard" style:list-style-name="L12">
      <loext:graphic-properties draw:fill="none"/>
      <style:paragraph-properties fo:text-align="start" style:justify-single-word="false" fo:background-color="transparent">
        <style:tab-stops>
          <style:tab-stop style:position="0.0583in"/>
        </style:tab-stops>
      </style:paragraph-properties>
      <style:text-properties fo:font-weight="bold" officeooo:rsid="0021eba4" officeooo:paragraph-rsid="0021eba4" style:font-weight-asian="bold" style:font-weight-complex="bold"/>
    </style:style>
    <style:style style:name="P25" style:family="paragraph" style:parent-style-name="Standard" style:list-style-name="L1" style:master-page-name="">
      <loext:graphic-properties draw:fill="none"/>
      <style:paragraph-properties fo:margin-left="1.3752in" fo:margin-right="0.5in" fo:text-align="start" style:justify-single-word="false" fo:text-indent="-0.25in" style:auto-text-indent="false" style:page-number="auto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loext:graphic-properties draw:fill="none"/>
      <style:paragraph-properties fo:margin-left="1.3752in" fo:margin-right="0.5in" fo:text-align="start" style:justify-single-word="false" fo:text-indent="-0.25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2pt" fo:font-style="normal" fo:font-weight="normal" officeooo:rsid="001d72dd" officeooo:paragraph-rsid="001d72d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paragraph-rsid="00206869"/>
    </style:style>
    <style:style style:name="P29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paragraph-rsid="00208405"/>
    </style:style>
    <style:style style:name="P30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0583in"/>
        </style:tab-stops>
      </style:paragraph-properties>
      <style:text-properties officeooo:paragraph-rsid="0021eba4"/>
    </style:style>
    <style:style style:name="P31" style:family="paragraph" style:parent-style-name="Standard" style:list-style-name="L12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0583in"/>
        </style:tab-stops>
      </style:paragraph-properties>
      <style:text-properties fo:font-weight="bold" officeooo:rsid="0021eba4" officeooo:paragraph-rsid="0021eba4" style:font-weight-asian="bold" style:font-weight-complex="bold"/>
    </style:style>
    <style:style style:name="T1" style:family="text">
      <style:text-properties officeooo:rsid="001bf0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officeooo:rsid="001bf043" style:font-size-asian="12.25pt" style:font-weight-asian="bold" style:font-size-complex="14pt" style:font-weight-complex="bold"/>
    </style:style>
    <style:style style:name="T4" style:family="text">
      <style:text-properties fo:font-size="14pt" fo:font-weight="normal" officeooo:rsid="001bf043" style:font-size-asian="12.25pt" style:font-weight-asian="normal" style:font-size-complex="14pt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1eba4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6869" style:font-weight-asian="bold" style:font-weight-complex="bold"/>
    </style:style>
    <style:style style:name="T9" style:family="text">
      <style:text-properties officeooo:rsid="001e1312"/>
    </style:style>
    <style:style style:name="T10" style:family="text">
      <style:text-properties officeooo:rsid="00206869"/>
    </style:style>
    <style:style style:name="T11" style:family="text">
      <style:text-properties fo:font-size="12pt" fo:font-style="italic" fo:font-weight="normal" officeooo:rsid="00206869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21eba4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0686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0840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1eba4" style:font-size-asian="10.5pt" style:font-weight-asian="normal" style:font-size-complex="12pt" style:font-weight-complex="normal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206869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208405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92in" fo:text-indent="-0.25in" fo:margin-left="1.3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92in" fo:text-indent="-0.25in" fo:margin-left="1.6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992in" fo:text-indent="-0.25in" fo:margin-left="1.8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492in" fo:text-indent="-0.25in" fo:margin-left="2.1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992in" fo:text-indent="-0.25in" fo:margin-left="2.3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492in" fo:text-indent="-0.25in" fo:margin-left="2.6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992in" fo:text-indent="-0.25in" fo:margin-left="2.8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492in" fo:text-indent="-0.25in" fo:margin-left="3.1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992in" fo:text-indent="-0.25in" fo:margin-left="3.3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492in" fo:text-indent="-0.25in" fo:margin-left="3.649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01in" fo:text-indent="-0.25in" fo:margin-left="3.02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01in" fo:text-indent="-0.25in" fo:margin-left="3.27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01in" fo:text-indent="-0.25in" fo:margin-left="3.520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3in" fo:text-indent="-0.25in" fo:margin-left="1.2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53in" fo:text-indent="-0.25in" fo:margin-left="1.4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53in" fo:text-indent="-0.25in" fo:margin-left="1.7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53in" fo:text-indent="-0.25in" fo:margin-left="1.9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53in" fo:text-indent="-0.25in" fo:margin-left="2.2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53in" fo:text-indent="-0.25in" fo:margin-left="2.4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53in" fo:text-indent="-0.25in" fo:margin-left="2.7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53in" fo:text-indent="-0.25in" fo:margin-left="2.9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53in" fo:text-indent="-0.25in" fo:margin-left="3.2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53in" fo:text-indent="-0.25in" fo:margin-left="3.495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2">Konnor Rogers</text:p>
      <text:p text:style-name="P3">Contact Info:</text:p>
      <text:p text:style-name="P5"><text:span text:style-name="T3"><text:s text:c="2"/></text:span><text:span text:style-name="T4">Email: </text:span><text:a xlink:type="simple" xlink:href="mailto:konnor7414@gmail.com" text:style-name="Internet_20_link" text:visited-style-name="Visited_20_Internet_20_Link"><text:span text:style-name="T4">konnor7414@gmail.com</text:span></text:a></text:p>
      <text:p text:style-name="P11"><text:s text:c="2"/>Phone #: 401-426-9151</text:p>
      <text:p text:style-name="P11"><text:s text:c="2"/>Location: Providence, RI</text:p>
      <text:p text:style-name="P3">Helpful Links:</text:p>
      <text:p text:style-name="P5"><text:span text:style-name="T3"><text:s text:c="2"/></text:span><text:span text:style-name="T4">Projects: </text:span><text:a xlink:type="simple" xlink:href="https://github.com/paramagicdev" text:style-name="Internet_20_link" text:visited-style-name="Visited_20_Internet_20_Link"><text:span text:style-name="T4">https://github.com/paramagicdev</text:span></text:a></text:p>
      <text:p text:style-name="P5"><text:span text:style-name="T4"><text:s text:c="2"/>Portfolio: </text:span><text:a xlink:type="simple" xlink:href="https://paramagicdev.github.io/portfolio" text:style-name="Internet_20_link" text:visited-style-name="Visited_20_Internet_20_Link"><text:span text:style-name="T4">https://paramagicdev.github.io/portfolio</text:span></text:a><text:span text:style-name="T1">\</text:span></text:p>
      <text:p text:style-name="P5"/>
      <text:p text:style-name="P4">Work Experience:</text:p>
      <text:p text:style-name="P4"><text:s text:c="2"/><text:span text:style-name="T5">Lifeline / Fallon EMS:</text:span></text:p>
      <text:list xml:id="list1561070820" text:style-name="L1">
        <text:list-item>
          <text:p text:style-name="P15">Title<text:span text:style-name="T2">: Paramedic </text:span>| Location: <text:span text:style-name="T2">Woburn, MA | </text:span>Dates: <text:span text:style-name="T2">April 2018 – Present</text:span></text:p>
        </text:list-item>
        <text:list-item>
          <text:p text:style-name="P15">Responsibilities:</text:p>
          <text:p text:style-name="P25">- Provide appropriate medical care in accordance with Massachusetts OEMS protocols to all patients, appropriately document all care provided, and check all equipment prior to shift.</text:p>
        </text:list-item>
      </text:list>
      <text:p text:style-name="P1"/>
      <text:p text:style-name="P13"><text:s text:c="2"/>US Army Reservers:</text:p>
      <text:list xml:id="list192046713921420" text:continue-numbering="true" text:style-name="L1">
        <text:list-item>
          <text:p text:style-name="P15">Title<text:span text:style-name="T2">: Combat medic </text:span>| Location: <text:span text:style-name="T2">Taunton, MA | </text:span>Dates:<text:span text:style-name="T2"> December 2012 – Present</text:span></text:p>
        </text:list-item>
        <text:list-item>
          <text:p text:style-name="P15">Responsibilities:</text:p>
          <text:p text:style-name="P27"><text:s text:c="16"/>- Be accountable for myself and my fellow soliders. Perform all tasks in a military manner.</text:p>
          <text:list>
            <text:list-item>
              <text:list>
                <text:list-item>
                  <text:list>
                    <text:list-header>
                      <text:p text:style-name="P14"><text:s text:c="18"/>Provide appropriate care to fellow injured and ill soldiers in all environments.</text:p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p text:style-name="P13"><text:s text:c="2"/>Stat / Southcoast EMS:</text:p>
      <text:list xml:id="list192046521505200" text:continue-numbering="true" text:style-name="L1">
        <text:list-item>
          <text:p text:style-name="P15">Title<text:span text:style-name="T2">: Paramedic </text:span>| Location: <text:span text:style-name="T2">Dartmouth, MA | </text:span>Dates:<text:span text:style-name="T2"> February 2015 – April 2018</text:span></text:p>
        </text:list-item>
        <text:list-item>
          <text:p text:style-name="P15">Responsibilities:</text:p>
          <text:p text:style-name="P26">- Provide appropriate medical care in accordance with Rhode Island and Massachusetts OEMS protocols to all patients, appropriately document all care provided, and check all equipment prior to shift.</text:p>
        </text:list-item>
      </text:list>
      <text:p text:style-name="P9">Skills:</text:p>
      <text:list xml:id="list2906784570" text:style-name="L2">
        <text:list-item>
          <text:p text:style-name="P16">Ruby, Ruby on Rails, Javascript, Java, Bash scripting, SQL, HTML / CSS, and PHP</text:p>
        </text:list-item>
        <text:list-item>
          <text:p text:style-name="P16">Amazon Web Services, Linux / Unix based distros, DigitalOcean / Linode servers, Git</text:p>
          <text:p text:style-name="P16"/>
        </text:list-item>
      </text:list>
      <text:p text:style-name="P7">Projects:</text:p>
      <text:p text:style-name="P8"><text:s text:c="2"/><text:span text:style-name="T5">KubsCLI: </text:span><text:a xlink:type="simple" xlink:href="https://github.com/paramagicdev/kubs_cli" text:style-name="Internet_20_link" text:visited-style-name="Visited_20_Internet_20_Link"><text:span text:style-name="T5">Source Code</text:span></text:a></text:p>
      <text:list xml:id="list3514409087" text:style-name="L3">
        <text:list-item>
          <text:p text:style-name="P17"><text:span text:style-name="T8">Description</text:span><text:span text:style-name="T9">: </text:span>A CLI <text:span text:style-name="T10">app</text:span> created in Ruby <text:span text:style-name="T9">in order to create a consistent development environment </text:span></text:p>
          <text:p text:style-name="P17"><text:span text:style-name="T9">across multiple Ubuntu based machines.</text:span></text:p>
        </text:list-item>
        <text:list-item>
          <text:p text:style-name="P18"><text:span text:style-name="T7">Tools used</text:span>: Ruby, Minitest, Bundler, Git, Thor</text:p>
        </text:list-item>
      </text:list>
      <text:p text:style-name="P28"><text:span text:style-name="T11"><text:s text:c="2"/>ParamagicBook: </text:span><text:a xlink:type="simple" xlink:href="https://paramagic-facebook.herokuapp.com/" text:style-name="Internet_20_link" text:visited-style-name="Visited_20_Internet_20_Link"><text:span text:style-name="T11">Web app</text:span></text:a><text:span text:style-name="T11">, </text:span><text:a xlink:type="simple" xlink:href="https://github.com/paramagicdev/odin-facebook" text:style-name="Internet_20_link" text:visited-style-name="Visited_20_Internet_20_Link"><text:span text:style-name="T11">Source Code</text:span></text:a></text:p>
      <text:list xml:id="list2067991565" text:style-name="L7">
        <text:list-item>
          <text:p text:style-name="P20"><text:span text:style-name="T17">Description: </text:span><text:span text:style-name="T13">A Ruby on Rails app created inspired by Facebook. It’s a test app to show just how </text:span></text:p>
          <text:p text:style-name="P20"><text:span text:style-name="T13">Facebook would look if written in Rails.</text:span></text:p>
        </text:list-item>
        <text:list-item>
          <text:p text:style-name="P20"><text:span text:style-name="T17">Tools used: </text:span><text:span text:style-name="T13">Ruby, Rails, Minitest, PostgresQL, Git, </text:span><text:span text:style-name="T16">HTML, CSS / SASS, Javascript</text:span></text:p>
        </text:list-item>
      </text:list>
      <text:p text:style-name="P28"><text:span text:style-name="T19"><text:s text:c="2"/></text:span><text:span text:style-name="T11">ParamagicChess: </text:span><text:a xlink:type="simple" xlink:href="https://github.com/paramagicdev/paramagic_chess" text:style-name="Internet_20_link" text:visited-style-name="Visited_20_Internet_20_Link"><text:span text:style-name="T11">Source Code</text:span></text:a></text:p>
      <text:list xml:id="list42180873" text:style-name="L8">
        <text:list-item>
          <text:p text:style-name="P21"><text:span text:style-name="T17">Description: </text:span><text:span text:style-name="T13">A ruby CLI app created in Ruby as an exercise in creating a fully functioning game of</text:span></text:p>
          <text:p text:style-name="P21"><text:span text:style-name="T13">chess in the terminal. Includes </text:span><text:span text:style-name="T15">moves such as castling, en passant, etc.</text:span></text:p>
        </text:list-item>
        <text:list-item>
          <text:p text:style-name="P22"><text:span text:style-name="T17">Tools used: </text:span><text:span text:style-name="T13">Ruby, Rspec, Git</text:span></text:p>
        </text:list-item>
      </text:list>
      <text:p text:style-name="P29"><text:span text:style-name="T20"><text:s text:c="2"/></text:span><text:span text:style-name="T12">Odin Flight Booker: </text:span><text:a xlink:type="simple" xlink:href="https://paramagic-flight-booker.herokuapp.com/" text:style-name="Internet_20_link" text:visited-style-name="Visited_20_Internet_20_Link"><text:span text:style-name="T12">Web app</text:span></text:a><text:span text:style-name="T12">, </text:span><text:a xlink:type="simple" xlink:href="https://github.com/ParamagicDev/odin-flight-booker" text:style-name="Internet_20_link" text:visited-style-name="Visited_20_Internet_20_Link"><text:span text:style-name="T12">Source Code</text:span></text:a></text:p>
      <text:list xml:id="list1299838309" text:style-name="L9">
        <text:list-item>
          <text:p text:style-name="P23">Description: <text:span text:style-name="T2">A ruby on rails app created to simulate booking a flight.</text:span></text:p>
        </text:list-item>
        <text:list-item>
          <text:p text:style-name="P23">Tools used: <text:span text:style-name="T2">Ruby, Rails, Minitest, Git, Javascript, HTML, CSS / TailwindCSS, PostgresQL</text:span></text:p>
        </text:list-item>
      </text:list>
      <text:p text:style-name="P30"><text:span text:style-name="T6"><text:s text:c="2"/>Gatsby Personal Blog: </text:span><text:a xlink:type="simple" xlink:href="https://paramagicdev.github.io/my-blog/" text:style-name="Internet_20_link" text:visited-style-name="Visited_20_Internet_20_Link"><text:span text:style-name="T6">Web app</text:span></text:a><text:span text:style-name="T6">, </text:span><text:a xlink:type="simple" xlink:href="https://github.com/paramagicdev/my-blog" text:style-name="Internet_20_link" text:visited-style-name="Visited_20_Internet_20_Link"><text:span text:style-name="T6">Source Code</text:span></text:a></text:p>
      <text:list xml:id="list533940400" text:style-name="L12">
        <text:list-item>
          <text:p text:style-name="P31">Description: <text:span text:style-name="T2">A simple blog created using Gatsby to convert markdown files to html pages.</text:span></text:p>
          <text:p text:style-name="P24"><text:span text:style-name="T2">Intended purely for personal use to document learning processes.</text:span></text:p>
        </text:list-item>
        <text:list-item>
          <text:p text:style-name="P24">Tools used: <text:span text:style-name="T2">Gatsby, React, Javascript, HTML, CSS, Markdown</text:span><text:span text:style-name="T19">, </text:span><text:span text:style-name="T18">Git</text:span></text:p>
        </text:list-item>
      </text:list>
      <text:p text:style-name="P19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7:33:45.386563486</meta:creation-date>
    <dc:date>2019-08-31T19:20:44.854969725</dc:date>
    <meta:editing-duration>PT10M9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46" meta:word-count="388" meta:character-count="2501" meta:non-whitespace-character-count="2120"/>
  </office:meta>
</office:document-meta>
</file>